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2D7BB00006E3E00006E3E42125F2E.svg" manifest:media-type=""/>
  <manifest:file-entry manifest:full-path="Pictures/10000201000002C3000002C3512BB05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layer="layout" svg:width="19.579cm" svg:height="19.579cm" svg:x="4.2cm" svg:y="0.6cm" presentation:class="graphic" presentation:user-transformed="true">
          <draw:image xlink:href="Pictures/10000201000002C3000002C3512BB057.png" xlink:type="simple" xlink:show="embed" xlink:actuate="onLoad"/>
          <draw:image xlink:href="Pictures/1002D7BB00006E3E00006E3E42125F2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phikausgabe (Florian/Kevin)</text:p>
                  </text:list-item>
                  <text:list-item>
                    <text:p text:style-name="P2">Power 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KI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3T17:55:20</dc:date>
    <dc:creator>Kevin Meyer</dc:creator>
    <meta:editing-duration>PT7M47S</meta:editing-duration>
    <meta:editing-cycles>3</meta:editing-cycles>
    <meta:generator>LibreOffice/4.0.2.2$Linux_X86_64 LibreOffice_project/400m0$Build-2</meta:generator>
    <meta:document-statistic meta:object-count="28"/>
  </office:meta>
</office:document-meta>
</file>